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nfiguración del Módulo de Fabricación en Odoo 17</text:span></text:h>
      <text:h text:style-name="Heading_20_4" text:outline-level="4"><text:span text:style-name="Strong_20_Emphasis">1. Configuración Inicial del Entorno</text:span>:</text:h>
      <text:list text:style-name="L1">
        <text:list-item>
          <text:p text:style-name="P1"><text:span text:style-name="Strong_20_Emphasis">Instalar los Módulos Necesarios</text:span>:</text:p>
          <text:list>
            <text:list-item>
              <text:p text:style-name="P2">Si trabajas en una nueva base de datos, instala:</text:p>
              <text:list>
                <text:list-item>
                  <text:p text:style-name="P2"><text:span text:style-name="Strong_20_Emphasis">Ventas</text:span>.</text:p>
                </text:list-item>
                <text:list-item>
                  <text:p text:style-name="P2"><text:span text:style-name="Strong_20_Emphasis">Inventario</text:span>.</text:p>
                </text:list-item>
                <text:list-item>
                  <text:p text:style-name="P2"><text:span text:style-name="Strong_20_Emphasis">Compras</text:span>.</text:p>
                </text:list-item>
                <text:list-item>
                  <text:p text:style-name="P2"><text:span text:style-name="Strong_20_Emphasis">Fabricación</text:span>.</text:p>
                </text:list-item>
              </text:list>
            </text:list-item>
          </text:list>
        </text:list-item>
        <text:list-item>
          <text:p text:style-name="P1"><text:span text:style-name="Strong_20_Emphasis">Crear Productos Básicos</text:span>:</text:p>
          <text:list>
            <text:list-item>
              <text:p text:style-name="P2">Ve a <text:span text:style-name="Strong_20_Emphasis">Inventario</text:span> &gt; <text:span text:style-name="Strong_20_Emphasis">Productos</text:span> &gt; <text:span text:style-name="Strong_20_Emphasis">Crear</text:span> y configura los siguientes productos:</text:p>
              <text:list>
                <text:list-item>
                  <text:p text:style-name="P2"><text:span text:style-name="Strong_20_Emphasis">Mesa de madera</text:span>:</text:p>
                  <text:list>
                    <text:list-item>
                      <text:p text:style-name="P2">Tipo de Producto: Bienes.</text:p>
                    </text:list-item>
                    <text:list-item>
                      <text:p text:style-name="P2">Rutas: Marca <text:span text:style-name="Strong_20_Emphasis">Fabricar</text:span>.</text:p>
                    </text:list-item>
                    <text:list-item>
                      <text:p text:style-name="P2">Desmarca <text:span text:style-name="Strong_20_Emphasis">Comprar</text:span>.</text:p>
                    </text:list-item>
                  </text:list>
                </text:list-item>
                <text:list-item>
                  <text:p text:style-name="P2"><text:span text:style-name="Strong_20_Emphasis">Pata de mesa</text:span>:</text:p>
                  <text:list>
                    <text:list-item>
                      <text:p text:style-name="P2">Tipo de Producto: Bienes.</text:p>
                    </text:list-item>
                    <text:list-item>
                      <text:p text:style-name="P2">Rutas: Marca <text:span text:style-name="Strong_20_Emphasis">Fabricar</text:span> y <text:span text:style-name="Strong_20_Emphasis">Obtener bajo pedido</text:span>.</text:p>
                    </text:list-item>
                    <text:list-item>
                      <text:p text:style-name="P2">Desmarca <text:span text:style-name="Strong_20_Emphasis">Comprar</text:span>.</text:p>
                    </text:list-item>
                  </text:list>
                </text:list-item>
                <text:list-item>
                  <text:p text:style-name="P2"><text:span text:style-name="Strong_20_Emphasis">Tabla de mesa</text:span>:</text:p>
                  <text:list>
                    <text:list-item>
                      <text:p text:style-name="P2">Configuración similar a <text:span text:style-name="Strong_20_Emphasis">Pata de mesa</text:span>.</text:p>
                    </text:list-item>
                  </text:list>
                </text:list-item>
                <text:list-item>
                  <text:p text:style-name="P2"><text:span text:style-name="Strong_20_Emphasis">Madera</text:span>:</text:p>
                  <text:list>
                    <text:list-item>
                      <text:p text:style-name="P2">Tipo de Producto: Bienes.</text:p>
                    </text:list-item>
                    <text:list-item>
                      <text:p text:style-name="P2">Rutas: Marca <text:span text:style-name="Strong_20_Emphasis">Comprar</text:span>.</text:p>
                    </text:list-item>
                    <text:list-item>
                      <text:p text:style-name="P2">En la pestaña <text:span text:style-name="Strong_20_Emphasis">Compra</text:span>, agrega un proveedor y un precio (ejemplo: 4 por unidad).</text:p>
                    </text:list-item>
                  </text:list>
                </text:list-item>
                <text:list-item>
                  <text:p text:style-name="P2"><text:span text:style-name="Strong_20_Emphasis">Barniz</text:span>:</text:p>
                  <text:list>
                    <text:list-item>
                      <text:p text:style-name="P2">Tipo de Producto: Bienes.</text:p>
                    </text:list-item>
                    <text:list-item>
                      <text:p text:style-name="P2">Configuración similar a <text:span text:style-name="Strong_20_Emphasis">Madera</text:span>, con precio (ejemplo: 18 por unidad).</text:p>
                    </text:list-item>
                  </text:list>
                </text:list-item>
                <text:list-item>
                  <text:p text:style-name="P2"><text:span text:style-name="Strong_20_Emphasis">Tornillos (bajo pedido)</text:span>:</text:p>
                  <text:list>
                    <text:list-item>
                      <text:p text:style-name="P2">Tipo de Producto: Bienes.</text:p>
                    </text:list-item>
                    <text:list-item>
                      <text:p text:style-name="P2">Rutas: Marca <text:span text:style-name="Strong_20_Emphasis">Comprar</text:span> y <text:span text:style-name="Strong_20_Emphasis">Obtener bajo pedido</text:span>.</text:p>
                    </text:list-item>
                    <text:list-item>
                      <text:p text:style-name="P2">Precio: 0.02 por unidad.</text:p>
                    </text:list-item>
                    <text:list-item>
                      <text:p text:style-name="P1">Proveedor: Agrega un proveedor como Leroy Merlin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Configuración de Listas de Materiales (BOM)</text:span>:</text:h>
      <text:list text:style-name="L2">
        <text:list-item>
          <text:p text:style-name="P3"><text:span text:style-name="Strong_20_Emphasis">Lista de Materiales para la Mesa de Madera</text:span>:</text:p>
          <text:list>
            <text:list-item>
              <text:p text:style-name="P4">Ve a <text:span text:style-name="Strong_20_Emphasis">Fabricación</text:span> &gt; <text:span text:style-name="Strong_20_Emphasis">Listas de Materiales</text:span> &gt; <text:span text:style-name="Strong_20_Emphasis">Crear</text:span>.</text:p>
            </text:list-item>
            <text:list-item>
              <text:p text:style-name="P4">Producto: Mesa de madera.</text:p>
            </text:list-item>
            <text:list-item>
              <text:p text:style-name="P4">Tipo de LDM: Fabricar este producto.</text:p>
            </text:list-item>
            <text:list-item>
              <text:p text:style-name="P4">Componentes:</text:p>
              <text:list>
                <text:list-item>
                  <text:p text:style-name="P4">Pata de mesa: Cantidad 4.</text:p>
                </text:list-item>
                <text:list-item>
                  <text:p text:style-name="P4"><text:soft-page-break/>Tabla de mesa: Cantidad 1.</text:p>
                </text:list-item>
                <text:list-item>
                  <text:p text:style-name="P4">Tornillos: Cantidad 12.</text:p>
                </text:list-item>
              </text:list>
            </text:list-item>
            <text:list-item>
              <text:p text:style-name="P4">Guarda.</text:p>
            </text:list-item>
          </text:list>
        </text:list-item>
        <text:list-item>
          <text:p text:style-name="P3"><text:span text:style-name="Strong_20_Emphasis">Lista de Materiales para la Tabla de Mesa</text:span>:</text:p>
          <text:list>
            <text:list-item>
              <text:p text:style-name="P4">Producto: Tabla de mesa.</text:p>
            </text:list-item>
            <text:list-item>
              <text:p text:style-name="P4">Tipo de LDM: Fabricar este producto.</text:p>
            </text:list-item>
            <text:list-item>
              <text:p text:style-name="P4">Componentes:</text:p>
              <text:list>
                <text:list-item>
                  <text:p text:style-name="P4">Madera: Cantidad 4.</text:p>
                </text:list-item>
                <text:list-item>
                  <text:p text:style-name="P4">Barniz: Cantidad 1.</text:p>
                </text:list-item>
              </text:list>
            </text:list-item>
            <text:list-item>
              <text:p text:style-name="P4">Guarda.</text:p>
            </text:list-item>
          </text:list>
        </text:list-item>
        <text:list-item>
          <text:p text:style-name="P3"><text:span text:style-name="Strong_20_Emphasis">Lista de Materiales para Pata de Mesa</text:span>:</text:p>
          <text:list>
            <text:list-item>
              <text:p text:style-name="P4">Producto: Pata de mesa.</text:p>
            </text:list-item>
            <text:list-item>
              <text:p text:style-name="P4">Tipo de LDM: Fabricar este producto.</text:p>
            </text:list-item>
            <text:list-item>
              <text:p text:style-name="P4">Componentes:</text:p>
              <text:list>
                <text:list-item>
                  <text:p text:style-name="P4">Madera: Cantidad 2.</text:p>
                </text:list-item>
              </text:list>
            </text:list-item>
            <text:list-item>
              <text:p text:style-name="P3">Guarda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ción de Centros de Trabajo y Órdenes de Trabajo</text:span>:</text:h>
      <text:list text:style-name="L3">
        <text:list-item>
          <text:p text:style-name="P5"><text:span text:style-name="Strong_20_Emphasis">Habilitar Órdenes de Trabajo</text:span>:</text:p>
          <text:list>
            <text:list-item>
              <text:p text:style-name="P6">Ve a <text:span text:style-name="Strong_20_Emphasis">Fabricación</text:span> &gt; <text:span text:style-name="Strong_20_Emphasis">Configuración</text:span> &gt; <text:span text:style-name="Strong_20_Emphasis">Ajustes</text:span>.</text:p>
            </text:list-item>
            <text:list-item>
              <text:p text:style-name="P6">Activa la opción <text:span text:style-name="Strong_20_Emphasis">Órdenes de Trabajo</text:span>.</text:p>
            </text:list-item>
          </text:list>
        </text:list-item>
        <text:list-item>
          <text:p text:style-name="P5"><text:span text:style-name="Strong_20_Emphasis">Crear Centros de Trabajo</text:span>:</text:p>
          <text:list>
            <text:list-item>
              <text:p text:style-name="P6">Ve a <text:span text:style-name="Strong_20_Emphasis">Fabricación</text:span> &gt; <text:span text:style-name="Strong_20_Emphasis">Configuración</text:span> &gt; <text:span text:style-name="Strong_20_Emphasis">Centros de Trabajo</text:span> &gt; <text:span text:style-name="Strong_20_Emphasis">Crear</text:span>.</text:p>
            </text:list-item>
            <text:list-item>
              <text:p text:style-name="P6">Configura los siguientes centros:</text:p>
              <text:list>
                <text:list-item>
                  <text:p text:style-name="P6"><text:span text:style-name="Strong_20_Emphasis">Centro de Corte/Lijado</text:span>:</text:p>
                  <text:list>
                    <text:list-item>
                      <text:p text:style-name="P6">Eficiencia del Tiempo: 100.</text:p>
                    </text:list-item>
                    <text:list-item>
                      <text:p text:style-name="P6">Capacidad: 1.</text:p>
                    </text:list-item>
                    <text:list-item>
                      <text:p text:style-name="P6">Objetivo: 90.</text:p>
                    </text:list-item>
                  </text:list>
                </text:list-item>
                <text:list-item>
                  <text:p text:style-name="P6"><text:span text:style-name="Strong_20_Emphasis">Centro de Barnizado</text:span>:</text:p>
                  <text:list>
                    <text:list-item>
                      <text:p text:style-name="P6">Configuración similar al anterior.</text:p>
                    </text:list-item>
                  </text:list>
                </text:list-item>
                <text:list-item>
                  <text:p text:style-name="P6"><text:span text:style-name="Strong_20_Emphasis">Centro de Ensamblado</text:span>:</text:p>
                  <text:list>
                    <text:list-item>
                      <text:p text:style-name="P6">Configuración similar al anterio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Strong_20_Emphasis">Asignar Operaciones a Componentes</text:span>:</text:p>
          <text:list>
            <text:list-item>
              <text:p text:style-name="P6">Ve a las listas de materiales y agrega líneas de operación:</text:p>
              <text:list>
                <text:list-item>
                  <text:p text:style-name="P6"><text:span text:style-name="Strong_20_Emphasis">Pata de Mesa</text:span>:</text:p>
                  <text:list>
                    <text:list-item>
                      <text:p text:style-name="P6">Operación: Corte/Lijado.</text:p>
                    </text:list-item>
                    <text:list-item>
                      <text:p text:style-name="P6">Centro de Trabajo: Centro de Corte/Lijado.</text:p>
                    </text:list-item>
                    <text:list-item>
                      <text:p text:style-name="P6">Duración: 15 minutos.</text:p>
                    </text:list-item>
                  </text:list>
                </text:list-item>
                <text:list-item>
                  <text:p text:style-name="P6"><text:span text:style-name="Strong_20_Emphasis">Tabla de Mesa</text:span>:</text:p>
                  <text:list>
                    <text:list-item>
                      <text:p text:style-name="P6">Operaciones:</text:p>
                      <text:list>
                        <text:list-item>
                          <text:p text:style-name="P6">Corte/Lijado (60 minutos).</text:p>
                        </text:list-item>
                        <text:list-item>
                          <text:p text:style-name="P6">Barnizado (4 minutos).</text:p>
                        </text:list-item>
                      </text:list>
                    </text:list-item>
                  </text:list>
                </text:list-item>
                <text:list-item>
                  <text:p text:style-name="P6"><text:soft-page-break/><text:span text:style-name="Strong_20_Emphasis">Mesa de Madera</text:span>:</text:p>
                  <text:list>
                    <text:list-item>
                      <text:p text:style-name="P6">Operación: Ensamblado.</text:p>
                    </text:list-item>
                    <text:list-item>
                      <text:p text:style-name="P6">Centro de Trabajo: Centro de Ensamblado.</text:p>
                    </text:list-item>
                    <text:list-item>
                      <text:p text:style-name="P6">Duración: 10 minutos.</text:p>
                    </text:list-item>
                  </text:list>
                </text:list-item>
              </text:list>
            </text:list-item>
            <text:list-item>
              <text:p text:style-name="P5">Habilita la opción <text:span text:style-name="Strong_20_Emphasis">Consumido en la operación</text:span> para vincular componentes con operaciones específicas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Crear y Gestionar Órdenes de Fabricación</text:span>:</text:h>
      <text:list text:style-name="L4">
        <text:list-item>
          <text:p text:style-name="P7"><text:span text:style-name="Strong_20_Emphasis">Crear una Orden de Fabricación</text:span>:</text:p>
          <text:list>
            <text:list-item>
              <text:p text:style-name="P8">Ve a <text:span text:style-name="Strong_20_Emphasis">Fabricación</text:span> &gt; <text:span text:style-name="Strong_20_Emphasis">Órdenes de Fabricación</text:span> &gt; <text:span text:style-name="Strong_20_Emphasis">Crear</text:span>.</text:p>
            </text:list-item>
            <text:list-item>
              <text:p text:style-name="P8">Producto: Mesa de madera.</text:p>
            </text:list-item>
            <text:list-item>
              <text:p text:style-name="P8">Cantidad: 1.</text:p>
            </text:list-item>
            <text:list-item>
              <text:p text:style-name="P8">Fecha programada: Añade tres días más.</text:p>
            </text:list-item>
            <text:list-item>
              <text:p text:style-name="P8">Confirma la orden.</text:p>
            </text:list-item>
          </text:list>
        </text:list-item>
        <text:list-item>
          <text:p text:style-name="P7"><text:span text:style-name="Strong_20_Emphasis">Procesar las Órdenes</text:span>:</text:p>
          <text:list>
            <text:list-item>
              <text:p text:style-name="P8">Ve a <text:span text:style-name="Strong_20_Emphasis">Operaciones</text:span> &gt; <text:span text:style-name="Strong_20_Emphasis">Órdenes de Trabajo</text:span>.</text:p>
            </text:list-item>
            <text:list-item>
              <text:p text:style-name="P8">Inicia y completa cada operación:</text:p>
              <text:list>
                <text:list-item>
                  <text:p text:style-name="P8">Corte/Lijado para la tabla de mesa.</text:p>
                </text:list-item>
                <text:list-item>
                  <text:p text:style-name="P8">Barnizado para la tabla de mesa.</text:p>
                </text:list-item>
                <text:list-item>
                  <text:p text:style-name="P8">Ensamblado para la mesa de madera.</text:p>
                </text:list-item>
              </text:list>
            </text:list-item>
          </text:list>
        </text:list-item>
        <text:list-item>
          <text:p text:style-name="P7"><text:span text:style-name="Strong_20_Emphasis">Gestión de Componentes Bajo Pedido</text:span>:</text:p>
          <text:list>
            <text:list-item>
              <text:p text:style-name="P8">Odoo generará automáticamente órdenes de compra para los componentes bajo pedido (ejemplo: tornillos).</text:p>
            </text:list-item>
            <text:list-item>
              <text:p text:style-name="P8">Confirma y valida las órdenes de compra antes de continuar.</text:p>
            </text:list-item>
          </text:list>
        </text:list-item>
        <text:list-item>
          <text:p text:style-name="P7"><text:span text:style-name="Strong_20_Emphasis">Finalizar la Fabricación</text:span>:</text:p>
          <text:list>
            <text:list-item>
              <text:p text:style-name="P7">Una vez completadas las operaciones, marca la orden como <text:span text:style-name="Strong_20_Emphasis">Hecho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Flujo de Fabricación Bajo Pedido</text:span>:</text:h>
      <text:list text:style-name="L5">
        <text:list-item>
          <text:p text:style-name="P10"><text:span text:style-name="Strong_20_Emphasis">Configurar Producto Bajo Pedido</text:span>:</text:p>
          <text:list>
            <text:list-item>
              <text:p text:style-name="P10">Producto: Mesa (bajo pedido).</text:p>
            </text:list-item>
            <text:list-item>
              <text:p text:style-name="P10">Rutas: Marcar <text:span text:style-name="Strong_20_Emphasis">Fabricar</text:span> y <text:span text:style-name="Strong_20_Emphasis">Obtener bajo pedido</text:span>.</text:p>
            </text:list-item>
          </text:list>
        </text:list-item>
        <text:list-item>
          <text:p text:style-name="P10"><text:span text:style-name="Strong_20_Emphasis">Crear Presupuesto</text:span>:</text:p>
          <text:list>
            <text:list-item>
              <text:p text:style-name="P10">Ve a <text:span text:style-name="Strong_20_Emphasis">Ventas</text:span> &gt; <text:span text:style-name="Strong_20_Emphasis">Presupuestos</text:span> &gt; <text:span text:style-name="Strong_20_Emphasis">Nuevo</text:span>.</text:p>
            </text:list-item>
            <text:list-item>
              <text:p text:style-name="P10">Cliente: Intel.</text:p>
            </text:list-item>
            <text:list-item>
              <text:p text:style-name="P10">Producto: Mesa (bajo pedido).</text:p>
            </text:list-item>
            <text:list-item>
              <text:p text:style-name="P10">Cantidad: 1.</text:p>
            </text:list-item>
            <text:list-item>
              <text:p text:style-name="P10">Confirma el presupuesto.</text:p>
            </text:list-item>
            <text:list-item>
              <text:p text:style-name="P9">Odoo generará automáticamente las órdenes de fabricación necesarias.</text:p>
            </text:list-item>
          </text:list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56:03.853196795</meta:creation-date>
    <dc:date>2024-12-09T11:14:16.237440878</dc:date>
    <meta:editing-duration>PT46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114" meta:word-count="645" meta:character-count="3610" meta:non-whitespace-character-count="3187"/>
  </office:meta>
</office:document-meta>
</file>